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row>
          <mover accent="true">
            <mi>H</mi>
            <mo stretchy="false">̂</mo>
          </mover>
        </mrow>
        <mn>0</mn>
      </msub>
      <mrow>
        <mi/>
        <mo stretchy="false">=</mo>
        <mrow>
          <mi/>
          <mo stretchy="false">−</mo>
          <mfrac>
            <mrow>
              <msup>
                <mo stretchy="false">ℏ</mo>
                <mn>2</mn>
              </msup>
            </mrow>
            <mrow>
              <mn>2</mn>
              <mi>m</mi>
            </mrow>
          </mfrac>
        </mrow>
      </mrow>
      <msub>
        <mo stretchy="false">Δ</mo>
        <mi>r</mi>
      </msub>
    </mrow>
    <annotation encoding="StarMath 5.0">{hat H}_0 `=` - {hbar ^2} over {2 m} %DELTA _r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5T10:35:19.391000000</meta:creation-date>
    <meta:generator>LibreOffice/4.1.4.2$Windows_x86 LibreOffice_project/0a0440ccc0227ad9829de5f46be37cfb6edcf72</meta:generator>
  </office:meta>
</office:document-meta>
</file>